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2.808cm" fo:margin-right="0.011cm" table:align="margins"/>
    </style:style>
    <style:style style:name="Table1.A" style:family="table-column">
      <style:table-column-properties style:rel-column-width="13476*"/>
    </style:style>
    <style:style style:name="Table1.B" style:family="table-column">
      <style:table-column-properties style:rel-column-width="18915*"/>
    </style:style>
    <style:style style:name="Table1.C" style:family="table-column">
      <style:table-column-properties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font-name="Optima1" fo:font-size="10pt" fo:font-weight="normal" style:font-size-asian="10pt" style:font-weight-asian="normal" style:font-size-complex="10pt" style:font-weight-complex="normal"/>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text-properties fo:color="#000000" style:font-name="Optima1" fo:font-size="10pt" style:font-name-asian="Tahoma4" style:font-size-asian="10pt" style:font-name-complex="Tahoma4" style:font-size-complex="10pt"/>
    </style:style>
    <style:style style:name="P27" style:family="paragraph" style:parent-style-name="Text_20_body">
      <style:paragraph-properties fo:margin-left="3cm" fo:margin-right="0cm" fo:text-indent="0cm" style:auto-text-indent="false"/>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30"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31" style:family="paragraph" style:parent-style-name="Code">
      <style:text-properties fo:background-color="transparent"/>
    </style:style>
    <style:style style:name="P32" style:family="paragraph" style:parent-style-name="Code">
      <style:text-properties style:use-window-font-color="true" style:font-name="Monaco1" fo:font-size="9pt" style:font-name-asian="Helvetica" style:font-size-asian="9pt" style:font-name-complex="Helvetica" style:font-size-complex="9pt"/>
    </style:style>
    <style:style style:name="P33" style:family="paragraph" style:parent-style-name="Cod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fo:font-size="8pt" style:font-size-asian="8pt" style:font-size-complex="8pt"/>
    </style:style>
    <style:style style:name="P35" style:family="paragraph" style:parent-style-name="Code">
      <style:paragraph-properties fo:line-height="100%"/>
    </style:style>
    <style:style style:name="P36" style:family="paragraph" style:parent-style-name="Code">
      <style:text-properties fo:font-size="10pt"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List">
      <style:paragraph-properties fo:margin-left="2.341cm" fo:margin-right="0cm" fo:text-indent="0cm" style:auto-text-indent="false"/>
    </style:style>
    <style:style style:name="P38" style:family="paragraph" style:parent-style-name="List">
      <style:paragraph-properties fo:margin-left="2.341cm" fo:margin-right="0cm" fo:text-indent="0cm" style:auto-text-indent="false" fo:break-before="page"/>
    </style:style>
    <style:style style:name="P39" style:family="paragraph" style:parent-style-name="Heading_20_3">
      <style:paragraph-properties fo:margin-left="2.341cm" fo:margin-right="0cm" fo:text-indent="0cm" style:auto-text-indent="false"/>
    </style:style>
    <style:style style:name="P40" style:family="paragraph" style:parent-style-name="Text_20_body">
      <style:paragraph-properties fo:margin-left="2.341cm" fo:margin-right="0cm" fo:text-indent="0cm" style:auto-text-indent="false"/>
    </style:style>
    <style:style style:name="P41" style:family="paragraph" style:parent-style-name="Text_20_body">
      <style:paragraph-properties fo:break-before="page"/>
    </style:style>
    <style:style style:name="P42" style:family="paragraph" style:parent-style-name="Text_20_body">
      <style:paragraph-properties fo:break-before="page"/>
      <style:text-properties style:use-window-font-color="true" style:font-name-asian="Helvetica" style:font-name-complex="Helvetica"/>
    </style:style>
    <style:style style:name="P43" style:family="paragraph" style:parent-style-name="List">
      <style:paragraph-properties fo:break-before="page"/>
    </style:style>
    <style:style style:name="P44" style:family="paragraph" style:parent-style-name="Heading_20_3">
      <style:paragraph-properties fo:break-before="page"/>
    </style:style>
    <style:style style:name="P45" style:family="paragraph" style:parent-style-name="Standard">
      <style:paragraph-properties fo:break-before="page"/>
    </style:style>
    <style:style style:name="P46" style:family="paragraph" style:parent-style-name="Code">
      <style:paragraph-properties fo:break-before="page"/>
      <style:text-properties fo:font-size="8pt" style:font-size-asian="8pt" style:font-size-complex="8pt"/>
    </style:style>
    <style:style style:name="P47" style:family="paragraph" style:parent-style-name="Code">
      <style:paragraph-properties fo:margin-top="0cm" fo:margin-bottom="0cm"/>
    </style:style>
    <style:style style:name="P48" style:family="paragraph" style:parent-style-name="Code">
      <style:paragraph-properties fo:margin-top="0cm" fo:margin-bottom="0.4cm"/>
    </style:style>
    <style:style style:name="P49" style:family="paragraph" style:parent-style-name="Text_20_body">
      <style:paragraph-properties fo:margin-left="3.013cm" fo:margin-right="0cm" fo:text-indent="0cm" style:auto-text-indent="false"/>
    </style:style>
    <style:style style:name="P50"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51" style:family="paragraph" style:parent-style-name="Heading_20_3">
      <style:paragraph-properties fo:margin-top="0.3cm" fo:margin-bottom="0.42cm" fo:break-before="page"/>
    </style:style>
    <style:style style:name="P52" style:family="paragraph" style:parent-style-name="Heading_20_3">
      <style:paragraph-properties fo:margin-top="0.3cm" fo:margin-bottom="0.42cm"/>
    </style:style>
    <style:style style:name="P53" style:family="paragraph" style:parent-style-name="Text_20_body">
      <style:paragraph-properties fo:margin-left="3.043cm" fo:margin-right="0cm" fo:text-align="start" style:justify-single-word="false" fo:text-indent="0cm" style:auto-text-indent="false"/>
    </style:style>
    <style:style style:name="P5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5" style:family="paragraph" style:parent-style-name="Contents_20_2">
      <style:paragraph-properties>
        <style:tab-stops>
          <style:tab-stop style:position="14.589cm" style:type="right" style:leader-style="dotted" style:leader-text="."/>
        </style:tab-stops>
      </style:paragraph-properties>
    </style:style>
    <style:style style:name="P56" style:family="paragraph" style:parent-style-name="Heading_20_3">
      <style:paragraph-properties fo:text-align="start" style:justify-single-word="false"/>
    </style:style>
    <style:style style:name="P57" style:family="paragraph" style:parent-style-name="Heading_20_1" style:master-page-name="Standard">
      <style:paragraph-properties style:page-number="auto"/>
    </style:style>
    <style:style style:name="P58" style:family="paragraph" style:parent-style-name="List" style:list-style-name="L5"/>
    <style:style style:name="P59" style:family="paragraph" style:parent-style-name="List" style:list-style-name="L2"/>
    <style:style style:name="P60" style:family="paragraph" style:parent-style-name="List" style:list-style-name="L1">
      <style:paragraph-properties fo:margin-left="2.341cm" fo:margin-right="0cm" fo:text-indent="0cm" style:auto-text-indent="false"/>
    </style:style>
    <style:style style:name="P61" style:family="paragraph" style:parent-style-name="List" style:list-style-name="L3">
      <style:paragraph-properties fo:margin-left="2.341cm" fo:margin-right="0cm" fo:text-indent="0cm" style:auto-text-indent="false"/>
    </style:style>
    <style:style style:name="P62" style:family="paragraph" style:parent-style-name="List" style:list-style-name="L4">
      <style:paragraph-properties fo:margin-left="2.341cm" fo:margin-right="0cm" fo:text-indent="0cm" style:auto-text-indent="false"/>
    </style:style>
    <style:style style:name="P63" style:family="paragraph" style:parent-style-name="List" style:list-style-name="L10">
      <style:paragraph-properties fo:margin-left="2.341cm" fo:margin-right="0cm" fo:text-indent="0cm" style:auto-text-indent="false"/>
    </style:style>
    <style:style style:name="P64" style:family="paragraph" style:parent-style-name="List" style:list-style-name="L11">
      <style:paragraph-properties fo:margin-left="2.341cm" fo:margin-right="0cm" fo:text-indent="0cm" style:auto-text-indent="false"/>
    </style:style>
    <style:style style:name="P65" style:family="paragraph" style:parent-style-name="Heading_20_4">
      <style:paragraph-properties fo:break-before="page"/>
    </style:style>
    <style:style style:name="P66" style:family="paragraph" style:parent-style-name="Heading_20_2">
      <style:paragraph-properties fo:break-before="page"/>
    </style:style>
    <style:style style:name="P67" style:family="paragraph" style:parent-style-name="Heading_20_TOC" style:master-page-name="Index">
      <style:paragraph-properties style:page-number="1"/>
    </style:style>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11"/>
    <style:style style:name="P71" style:family="paragraph" style:parent-style-name="Text_20_body" style:list-style-name="L12">
      <style:paragraph-properties fo:text-align="start" style:justify-single-word="false"/>
    </style:style>
    <style:style style:name="P72" style:family="paragraph" style:parent-style-name="Text_20_body" style:list-style-name="L6">
      <style:paragraph-properties fo:margin-left="3.752cm" fo:margin-right="0cm" fo:text-indent="-0.635cm" style:auto-text-indent="false"/>
    </style:style>
    <style:style style:name="P73" style:family="paragraph" style:parent-style-name="Text_20_body" style:list-style-name="L11">
      <style:paragraph-properties fo:margin-left="3.752cm" fo:margin-right="0cm" fo:text-indent="-0.635cm" style:auto-text-indent="false"/>
    </style:style>
    <style:style style:name="P74" style:family="paragraph" style:parent-style-name="Text_20_body" style:list-style-name="L6">
      <style:paragraph-properties fo:margin-left="3.117cm" fo:margin-right="0cm" fo:text-indent="0cm" style:auto-text-indent="false"/>
    </style:style>
    <style:style style:name="P75" style:family="paragraph" style:parent-style-name="Text_20_body" style:list-style-name="L6">
      <style:paragraph-properties fo:margin-left="3.013cm" fo:margin-right="0cm" fo:text-indent="0cm" style:auto-text-indent="false"/>
    </style:style>
    <style:style style:name="P76" style:family="paragraph" style:parent-style-name="Standard" style:master-page-name="Index">
      <style:paragraph-properties style:page-number="auto"/>
    </style:style>
    <style:style style:name="P77" style:family="paragraph" style:parent-style-name="Standard" style:list-style-name="L8"/>
    <style:style style:name="P78" style:family="paragraph" style:parent-style-name="Standard" style:list-style-name="L9"/>
    <style:style style:name="P79" style:family="paragraph" style:parent-style-name="Standard" style:list-style-name="L2">
      <style:paragraph-properties fo:margin-left="3.752cm" fo:margin-right="0cm" fo:text-align="start" style:justify-single-word="false" fo:text-indent="-0.635cm" style:auto-text-indent="false"/>
    </style:style>
    <style:style style:name="P80" style:family="paragraph" style:parent-style-name="Standard" style:list-style-name="L5">
      <style:paragraph-properties fo:margin-left="3.752cm" fo:margin-right="0cm" fo:text-align="start" style:justify-single-word="false" fo:text-indent="-0.635cm" style:auto-text-indent="false"/>
    </style:style>
    <style:style style:name="P81"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82" style:family="paragraph" style:parent-style-name="Standard" style:list-style-name="L5">
      <style:paragraph-properties fo:margin-left="3.752cm" fo:margin-right="0cm" fo:text-indent="-0.635cm" style:auto-text-indent="false"/>
    </style:style>
    <style:style style:name="P83" style:family="paragraph" style:parent-style-name="Standard" style:list-style-name="L2">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font-name="Palatino2" fo:font-size="14pt" style:font-size-asian="14pt" style:font-size-complex="14pt"/>
    </style:style>
    <style:style style:name="T2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1</text:p>
      <text:p text:style-name="P10">Administration Guide</text:p>
      <text:p text:style-name="P5"/>
      <text:p text:style-name="P76">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6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text:a xlink:type="simple" xlink:href="#__RefHeading__4751_400627320" text:style-name="Index_20_Link" text:visited-style-name="Index_20_Link">Chapter 1<text:tab/>About this Guide <text:s text:c="2"/><text:tab/>3</text:a></text:p>
          <text:p text:style-name="P55"><text:a xlink:type="simple" xlink:href="#__RefHeading__4753_400627320" text:style-name="Index_20_Link" text:visited-style-name="Index_20_Link">Other sources of information <text:s text:c="2"/><text:tab/>3</text:a></text:p>
          <text:p text:style-name="P54"><text:a xlink:type="simple" xlink:href="#__RefHeading__4755_400627320" text:style-name="Index_20_Link" text:visited-style-name="Index_20_Link">Chapter 2<text:tab/>Introduction <text:s text:c="2"/><text:tab/>4</text:a></text:p>
          <text:p text:style-name="P55"><text:a xlink:type="simple" xlink:href="#__RefHeading__4887_676192730" text:style-name="Index_20_Link" text:visited-style-name="Index_20_Link">Features <text:s text:c="2"/><text:tab/>4</text:a></text:p>
          <text:p text:style-name="P55"><text:a xlink:type="simple" xlink:href="#__RefHeading__4908_1071192008" text:style-name="Index_20_Link" text:visited-style-name="Index_20_Link">Network Integration <text:s text:c="2"/><text:tab/>6</text:a></text:p>
          <text:p text:style-name="P55"><text:a xlink:type="simple" xlink:href="#__RefHeading__4889_676192730" text:style-name="Index_20_Link" text:visited-style-name="Index_20_Link">Components <text:s text:c="2"/><text:tab/>7</text:a></text:p>
          <text:p text:style-name="P54"><text:a xlink:type="simple" xlink:href="#__RefHeading__4757_400627320" text:style-name="Index_20_Link" text:visited-style-name="Index_20_Link">Chapter 3<text:tab/>Administration Tools <text:s text:c="2"/><text:tab/>8</text:a></text:p>
          <text:p text:style-name="P55"><text:a xlink:type="simple" xlink:href="#__RefHeading__4759_400627320" text:style-name="Index_20_Link" text:visited-style-name="Index_20_Link">pfcmd <text:s text:c="2"/><text:tab/>8</text:a></text:p>
          <text:p text:style-name="P55"><text:a xlink:type="simple" xlink:href="#__RefHeading__4761_400627320" text:style-name="Index_20_Link" text:visited-style-name="Index_20_Link">pfcmd_vlan <text:s text:c="2"/><text:tab/>9</text:a></text:p>
          <text:p text:style-name="P55"><text:a xlink:type="simple" xlink:href="#__RefHeading__4763_400627320" text:style-name="Index_20_Link" text:visited-style-name="Index_20_Link">Web Admin GUI <text:s text:c="2"/><text:tab/>11</text:a></text:p>
          <text:p text:style-name="P54"><text:a xlink:type="simple" xlink:href="#__RefHeading__4765_400627320" text:style-name="Index_20_Link" text:visited-style-name="Index_20_Link">Chapter 4<text:tab/>VLAN isolation <text:s text:c="3"/><text:tab/>12</text:a></text:p>
          <text:p text:style-name="P55"><text:a xlink:type="simple" xlink:href="#__RefHeading__4767_400627320" text:style-name="Index_20_Link" text:visited-style-name="Index_20_Link">Introduction <text:s text:c="2"/><text:tab/>12</text:a></text:p>
          <text:p text:style-name="P55"><text:a xlink:type="simple" xlink:href="#__RefHeading__4769_400627320" text:style-name="Index_20_Link" text:visited-style-name="Index_20_Link">Supported Switches, Access points and Controllers <text:s text:c="2"/><text:tab/>14</text:a></text:p>
          <text:p text:style-name="P55"><text:a xlink:type="simple" xlink:href="#__RefHeading__4771_400627320" text:style-name="Index_20_Link" text:visited-style-name="Index_20_Link">Command-Line Interface: Telnet and SSH <text:s text:c="2"/><text:tab/>15</text:a></text:p>
          <text:p text:style-name="P55"><text:a xlink:type="simple" xlink:href="#__RefHeading__4771_4006273201" text:style-name="Index_20_Link" text:visited-style-name="Index_20_Link">Web Services Interface <text:s text:c="2"/><text:tab/>16</text:a></text:p>
          <text:p text:style-name="P55"><text:a xlink:type="simple" xlink:href="#__RefHeading__4773_400627320" text:style-name="Index_20_Link" text:visited-style-name="Index_20_Link">SNMP v1, v2c and v3 <text:s text:c="2"/><text:tab/>16</text:a></text:p>
          <text:p text:style-name="P55"><text:a xlink:type="simple" xlink:href="#__RefHeading__4775_400627320" text:style-name="Index_20_Link" text:visited-style-name="Index_20_Link">Switch Configuration <text:s text:c="2"/><text:tab/>19</text:a></text:p>
          <text:p text:style-name="P55"><text:a xlink:type="simple" xlink:href="#__RefHeading__4777_400627320" text:style-name="Index_20_Link" text:visited-style-name="Index_20_Link">Routing, DHCPd and BIND <text:s text:c="2"/><text:tab/>39</text:a></text:p>
          <text:p text:style-name="P54"><text:a xlink:type="simple" xlink:href="#__RefHeading__4779_400627320" text:style-name="Index_20_Link" text:visited-style-name="Index_20_Link">Chapter 5<text:tab/>Integration with wireless networks <text:s text:c="2"/><text:tab/>43</text:a></text:p>
          <text:p text:style-name="P55"><text:a xlink:type="simple" xlink:href="#__RefHeading__4781_400627320" text:style-name="Index_20_Link" text:visited-style-name="Index_20_Link">MAC Authentication <text:s text:c="2"/><text:tab/>43</text:a></text:p>
          <text:p text:style-name="P55"><text:a xlink:type="simple" xlink:href="#__RefHeading__4783_400627320" text:style-name="Index_20_Link" text:visited-style-name="Index_20_Link">802.1x <text:s text:c="2"/><text:tab/>51</text:a></text:p>
          <text:p text:style-name="P54"><text:a xlink:type="simple" xlink:href="#__RefHeading__4785_400627320" text:style-name="Index_20_Link" text:visited-style-name="Index_20_Link">Chapter 6<text:tab/>Floating Network Devices <text:s text:c="2"/><text:tab/>62</text:a></text:p>
          <text:p text:style-name="P55"><text:a xlink:type="simple" xlink:href="#__RefHeading__4787_400627320" text:style-name="Index_20_Link" text:visited-style-name="Index_20_Link">Identification <text:s text:c="2"/><text:tab/>63</text:a></text:p>
          <text:p text:style-name="P54"><text:a xlink:type="simple" xlink:href="#__RefHeading__4789_400627320" text:style-name="Index_20_Link" text:visited-style-name="Index_20_Link">Chapter 7<text:tab/>Blocking malicious activities with violations <text:s text:c="2"/><text:tab/>64</text:a></text:p>
          <text:p text:style-name="P54"><text:a xlink:type="simple" xlink:href="#__RefHeading__4791_400627320" text:style-name="Index_20_Link" text:visited-style-name="Index_20_Link">Chapter 8<text:tab/>Performance optimization <text:s text:c="2"/><text:tab/>67</text:a></text:p>
          <text:p text:style-name="P55"><text:soft-page-break/><text:a xlink:type="simple" xlink:href="#__RefHeading__4793_400627320" text:style-name="Index_20_Link" text:visited-style-name="Index_20_Link">Snort signatures <text:s text:c="2"/><text:tab/>67</text:a></text:p>
          <text:p text:style-name="P55"><text:a xlink:type="simple" xlink:href="#__RefHeading__4795_400627320" text:style-name="Index_20_Link" text:visited-style-name="Index_20_Link">MySQL optimizations <text:s text:c="2"/><text:tab/>67</text:a></text:p>
          <text:p text:style-name="P54"><text:a xlink:type="simple" xlink:href="#__RefHeading__4797_400627320" text:style-name="Index_20_Link" text:visited-style-name="Index_20_Link">Chapter 9<text:tab/>High availability <text:s text:c="2"/><text:tab/>72</text:a></text:p>
          <text:p text:style-name="P55"><text:a xlink:type="simple" xlink:href="#__RefHeading__4799_400627320" text:style-name="Index_20_Link" text:visited-style-name="Index_20_Link">Creation of the DRBD partition <text:s text:c="2"/><text:tab/>73</text:a></text:p>
          <text:p text:style-name="P55"><text:a xlink:type="simple" xlink:href="#__RefHeading__4801_400627320" text:style-name="Index_20_Link" text:visited-style-name="Index_20_Link">DRBD and Linux-HA Installation <text:s text:c="2"/><text:tab/>73</text:a></text:p>
          <text:p text:style-name="P55"><text:a xlink:type="simple" xlink:href="#__RefHeading__4803_400627320" text:style-name="Index_20_Link" text:visited-style-name="Index_20_Link">DRBD Configuration and setup <text:s text:c="2"/><text:tab/>73</text:a></text:p>
          <text:p text:style-name="P55"><text:a xlink:type="simple" xlink:href="#__RefHeading__4805_400627320" text:style-name="Index_20_Link" text:visited-style-name="Index_20_Link">MySQL Configuration <text:s text:c="2"/><text:tab/>77</text:a></text:p>
          <text:p text:style-name="P55"><text:a xlink:type="simple" xlink:href="#__RefHeading__4807_400627320" text:style-name="Index_20_Link" text:visited-style-name="Index_20_Link">Heartbeat configuration <text:s text:c="2"/><text:tab/>78</text:a></text:p>
          <text:p text:style-name="P54"><text:a xlink:type="simple" xlink:href="#__RefHeading__4809_400627320" text:style-name="Index_20_Link" text:visited-style-name="Index_20_Link">Chapter 10<text:tab/>Frequently Asked Questions <text:s text:c="2"/><text:tab/>81</text:a></text:p>
          <text:p text:style-name="P55"><text:a xlink:type="simple" xlink:href="#__RefHeading__4811_400627320" text:style-name="Index_20_Link" text:visited-style-name="Index_20_Link">Services <text:s text:c="2"/><text:tab/>81</text:a></text:p>
          <text:p text:style-name="P55"><text:a xlink:type="simple" xlink:href="#__RefHeading__4813_400627320" text:style-name="Index_20_Link" text:visited-style-name="Index_20_Link">Web interface <text:s text:c="2"/><text:tab/>81</text:a></text:p>
          <text:p text:style-name="P55"><text:a xlink:type="simple" xlink:href="#__RefHeading__4815_400627320" text:style-name="Index_20_Link" text:visited-style-name="Index_20_Link">Switches <text:s text:c="2"/><text:tab/>83</text:a></text:p>
          <text:p text:style-name="P55"><text:a xlink:type="simple" xlink:href="#__RefHeading__5071_656920733" text:style-name="Index_20_Link" text:visited-style-name="Index_20_Link">Troubleshooting <text:s text:c="2"/><text:tab/>84</text:a></text:p>
          <text:p text:style-name="P54"><text:a xlink:type="simple" xlink:href="#__RefHeading__4817_400627320" text:style-name="Index_20_Link" text:visited-style-name="Index_20_Link">Chapter 11<text:tab/>Additional Software <text:s text:c="2"/><text:tab/>86</text:a></text:p>
          <text:p text:style-name="P55"><text:a xlink:type="simple" xlink:href="#__RefHeading__4819_400627320" text:style-name="Index_20_Link" text:visited-style-name="Index_20_Link">Nessus <text:s text:c="2"/><text:tab/>86</text:a></text:p>
          <text:p text:style-name="P55"><text:a xlink:type="simple" xlink:href="#__RefHeading__4821_400627320" text:style-name="Index_20_Link" text:visited-style-name="Index_20_Link">Snort <text:s text:c="2"/><text:tab/>87</text:a></text:p>
          <text:p text:style-name="P55"><text:a xlink:type="simple" xlink:href="#__RefHeading__4823_400627320" text:style-name="Index_20_Link" text:visited-style-name="Index_20_Link">Oinkmaster <text:s text:c="2"/><text:tab/>88</text:a></text:p>
          <text:p text:style-name="P54"><text:a xlink:type="simple" xlink:href="#__RefHeading__4825_400627320" text:style-name="Index_20_Link" text:visited-style-name="Index_20_Link">Chapter 12<text:tab/>Appendix A: Database Schema <text:s text:c="2"/><text:tab/>90</text:a></text:p>
          <text:p text:style-name="P54"><text:a xlink:type="simple" xlink:href="#__RefHeading__4827_400627320" text:style-name="Index_20_Link" text:visited-style-name="Index_20_Link">Chapter 13<text:tab/>Appendix B: Configuration parameter reference <text:s text:c="2"/><text:tab/>91</text:a></text:p>
          <text:p text:style-name="P54"><text:a xlink:type="simple" xlink:href="#__RefHeading__4829_400627320" text:style-name="Index_20_Link" text:visited-style-name="Index_20_Link">Chapter 14<text:tab/>Additional Information <text:s text:c="2"/><text:tab/>112</text:a></text:p>
          <text:p text:style-name="P54"><text:a xlink:type="simple" xlink:href="#__RefHeading__4831_400627320" text:style-name="Index_20_Link" text:visited-style-name="Index_20_Link">Chapter 15<text:tab/>Commercial Support and Contact Information <text:s text:c="2"/><text:tab/>113</text:a></text:p>
          <text:p text:style-name="P54"><text:a xlink:type="simple" xlink:href="#__RefHeading__4833_400627320" text:style-name="Index_20_Link" text:visited-style-name="Index_20_Link">Chapter 16<text:tab/>GNU Free Documentation License <text:s text:c="2"/><text:tab/>114</text:a></text:p>
        </text:index-body>
      </text:table-of-content>
      <text:p text:style-name="Standard"/>
      <text:list xml:id="list2148007066" text:style-name="Outline">
        <text:list-item>
          <text:h text:style-name="P57"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1 of PacketFence.</text:p>
      <text:p text:style-name="Standard">The latest version of this guide is available at <text:a xlink:type="simple" xlink:href="http://www.packetfence.org/download/documentation.html">http://www.packetfence.org/download/documentation.html</text:a></text:p>
      <text:list xml:id="list1620811311"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492336488"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437051562"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3"><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7"/>
      <text:p text:style-name="P50"><text:span text:style-name="T2">PacketFence is developed by a community of developers located mainly in North America. More information can be found on </text:span><text:a xlink:type="simple" xlink:href="http://www.packetfence.org/">http://www.packetfence.org</text:a></text:p>
      <text:list xml:id="list330740853"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8"><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273049294" text:continue-numbering="true" text:style-name="Outline">
        <text:list-item>
          <text:list>
            <text:list-item>
              <text:h text:style-name="P66"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9"><draw:image xlink:href="Pictures/100002010000092100000BE1805CA761.png" xlink:type="simple" xlink:show="embed" xlink:actuate="onLoad"/></draw:frame></text:p>
      <text:list xml:id="list1308583625"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77445107"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805099972"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1360741963" text:continue-numbering="true" text:style-name="Outline">
        <text:list-item>
          <text:h text:style-name="Heading_20_1" text:outline-level="1"><text:bookmark text:name="__RefHeading__4765_400627320"/><office:annotation><dc:creator>Olivier Bilodeau</dc:creator><dc:date>2010-07-14T16:46:37</dc:date><text:p text:style-name="P84"><text:span text:style-name="T20">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629303897"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5"/>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693607710"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text:soft-page-break/></text:p>
      <text:p text:style-name="P2"/>
      <text:list xml:id="list909013291" text:continue-numbering="true" text:style-name="Outline">
        <text:list-item>
          <text:list>
            <text:list-item>
              <text:h text:style-name="Heading_20_2" text:outline-level="2"><text:bookmark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1927689385"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D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DES</text:p>
      <text:p text:style-name="P35">SNMPPrivPasswordWrite = privpwdwrite</text:p>
      <text:p text:style-name="Heading_20_3"><text:soft-page-break/></text:p>
      <text:p text:style-name="Heading_20_3"/>
      <text:p text:style-name="P44">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929683712" text:continue-numbering="true" text:style-name="Outline">
        <text:list-item>
          <text:list>
            <text:list-item>
              <text:h text:style-name="P66"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144025432" text:style-name="L1">
        <text:list-header>
          <text:p text:style-name="P60">❏<text:tab/>linkUp/linkDown</text:p>
          <text:p text:style-name="P60">❏<text:tab/>Port Security (with static MACs)</text:p>
        </text:list-header>
      </text:list>
      <text:p text:style-name="Text_20_body">Don't forget to update the startup config !</text:p>
      <text:p text:style-name="Text_20_body"/>
      <text:list xml:id="list1443104318" text:continue-list="list929683712"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913935714"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7"/>
      <text:list xml:id="list1699969091"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450561408" text:continue-list="list144025432" text:style-name="L1">
        <text:list-header>
          <text:p text:style-name="P60">❏<text:tab/>linkUp/linkDown</text:p>
        </text:list-header>
      </text:list>
      <text:p text:style-name="Text_20_body">Don't forget to update the startup config !</text:p>
      <text:p text:style-name="Text_20_body"/>
      <text:list xml:id="list1898217240" text:continue-list="list1699969091"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660065154" text:continue-list="list450561408" text:style-name="L1">
        <text:list-header>
          <text:p text:style-name="P60">❏<text:tab/>Global config settings:</text:p>
        </text:list-header>
      </text:list>
      <text:p text:style-name="Code">create snmp host 192.168.1.60 v2c public</text:p>
      <text:p text:style-name="Code">create snmp user public ReadGroup</text:p>
      <text:p text:style-name="Code">enable snmp traps </text:p>
      <text:list xml:id="list1947473760" text:continue-numbering="true" text:style-name="L1">
        <text:list-header>
          <text:p text:style-name="P60"/>
        </text:list-header>
      </text:list>
      <text:p text:style-name="P37"/>
      <text:p text:style-name="P38">❏<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585709052" text:continue-numbering="true" text:style-name="L1">
        <text:list-header>
          <text:p text:style-name="P60">❏<text:tab/>linkUp/linkDown</text:p>
          <text:p text:style-name="P60">❏<text:tab/>MAC Notification</text:p>
          <text:p text:style-name="P60">❏<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286971422" text:continue-list="list1898217240"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7"/>
      <text:p text:style-name="P37">❏<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3">❏<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2013369276"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20"/>
      <text:p text:style-name="P37">❏<text:tab/>Use the following templates for interface IfIndex in bogus MAC addresses (0200.000x.xxxx):</text:p>
      <text:list xml:id="list183577514" text:style-name="L2">
        <text:list-header>
          <text:p text:style-name="P79"><text:span text:style-name="T5">Fa0/1...Fa0/48<text:tab/><text:tab/>-&gt;<text:tab/>1...48<text:line-break/></text:span><text:span text:style-name="T6">Gi0/1, Gi0/2<text:tab/><text:tab/>-&gt;<text:tab/>49, 50</text:span></text:p>
        </text:list-header>
      </text:list>
      <text:p text:style-name="P4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2137568259" text:continue-list="list2013369276"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P43">❏<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37">❏<text:tab/>Use the following templates for interface IfIndex in bogus MAC addresses (0200.000x.xxxx):</text:p>
      <text:list xml:id="list48287009" text:continue-list="list183577514" text:style-name="L2">
        <text:list-header>
          <text:p text:style-name="P81">Fa0/1...Fa0/48<text:tab/><text:tab/>-&gt;<text:tab/>10001...10048<text:line-break/><text:span text:style-name="T18">Gi0/1...Gi0/48<text:tab/><text:tab/>-&gt;<text:tab/>10101...10148</text:span></text:p>
        </text:list-header>
      </text:list>
      <text:p text:style-name="P4"/>
      <text:list xml:id="list1150914003" text:continue-list="list2137568259" text:style-name="Outline">
        <text:list-item>
          <text:list>
            <text:list-item>
              <text:list>
                <text:list-item>
                  <text:list>
                    <text:list-item>
                      <text:h text:style-name="Heading_20_4" text:outline-level="4">Stacked 2960, Stacked 2970, Stacked 3550, Stacked 3560, Stacked 3750, 4500 Series</text:h>
                    </text:list-item>
                  </text:list>
                </text:list-item>
              </text:list>
            </text:list-item>
          </text:list>
        </text:list-item>
      </text:list>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text:soft-page-break/>switchport port-security mac-address 0200.000x.xxxx</text:p>
      <text:p text:style-name="Text_20_body">where xxxxx stands for the interface ifIndex</text:p>
      <text:p text:style-name="Text_20_body"/>
      <text:p text:style-name="List">❏<text:tab/>Use the following templates for interface IfIndex in bogus MAC addresses (0200.000x.xxxx):</text:p>
      <text:list xml:id="list218928551" text:continue-list="list48287009" text:style-name="L2">
        <text:list-header>
          <text:p text:style-name="P83">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p text:style-name="P83"/>
        </text:list-header>
      </text:list>
      <text:list xml:id="list85158005" text:continue-list="list1150914003"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218969792" text:continue-list="list585709052" text:style-name="L1">
        <text:list-header>
          <text:p text:style-name="P60">❏<text:tab/>linkUp/linkDown</text:p>
          <text:p text:style-name="P60">❏<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778295492" text:continue-list="list85158005" text:style-name="Outline">
        <text:list-item>
          <text:list>
            <text:list-item>
              <text:list>
                <text:list-item>
                  <text:list>
                    <text:list-item>
                      <text:h text:style-name="Heading_20_4" text:outline-level="4"><text:soft-page-break/>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4">Dell</text:p>
      <text:list xml:id="list1829412473"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9"/>
      <text:p text:style-name="Text_20_body"/>
      <text:p text:style-name="Heading_20_3">Edge-corE</text:p>
      <text:p text:style-name="Text_20_body">PacketFence supports Edge-corE switches with no VoIP using one trap type:</text:p>
      <text:list xml:id="list604548271" text:continue-list="list218969792" text:style-name="L1">
        <text:list-header>
          <text:p text:style-name="P60">❏<text:tab/>linkUp/linkDown</text:p>
        </text:list-header>
      </text:list>
      <text:p text:style-name="Text_20_body">Don't forget to update the startup config !</text:p>
      <text:p text:style-name="Text_20_body"/>
      <text:list xml:id="list90145399" text:continue-list="list1829412473"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4">Enterasys</text:p>
      <text:p text:style-name="Text_20_body">PacketFence supports Enterasys switches with no VoIP using two different trap types:</text:p>
      <text:list xml:id="list290238517" text:continue-list="list604548271" text:style-name="L1">
        <text:list-header>
          <text:p text:style-name="P60">❏<text:tab/>linkUp/linkDown</text:p>
          <text:p text:style-name="P60">❏<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295881541" text:continue-list="list90145399"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648905441" text:continue-numbering="true" text:style-name="Outline">
        <text:list-item>
          <text:list>
            <text:list-item>
              <text:list>
                <text:list-item>
                  <text:list>
                    <text:list-item>
                      <text:h text:style-name="Heading_20_4" text:outline-level="4"/>
                    </text:list-item>
                    <text:list-item>
                      <text:h text:style-name="P65"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424276080"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3">❏<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354857179"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4"/>
      <text:p text:style-name="Heading_20_3">Extreme Networks</text:p>
      <text:p text:style-name="Text_20_body">PacketFence supports Extreme Networks switches using two different trap types:</text:p>
      <text:list xml:id="list1862492040" text:continue-list="list290238517" text:style-name="L1">
        <text:list-header>
          <text:p text:style-name="P60">❏<text:tab/>linkUp/linkDown</text:p>
          <text:p text:style-name="P60">❏<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374566267" text:continue-list="list354857179"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253168771" text:continue-list="list1862492040" text:style-name="L1">
        <text:list-header>
          <text:p text:style-name="P60">❏<text:tab/>Global config settings without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34918149" text:continue-numbering="true" text:style-name="L1">
        <text:list-header>
          <text:p text:style-name="P60">❏<text:tab/>Global config settings with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40">where &lt;portlist&gt;: are ports you want to secure. It can be an individual port or a port-range with a dash.</text:p>
      <text:p text:style-name="P44">Foundry</text:p>
      <text:list xml:id="list1946266918" text:continue-list="list374566267"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1777152028" text:continue-list="list34918149" text:style-name="L1">
        <text:list-header>
          <text:p text:style-name="P60">❏<text:tab/>linkUp/linkDown</text:p>
          <text:p text:style-name="P60">❏<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584060779" text:continue-numbering="true" text:style-name="L1">
        <text:list-header>
          <text:p text:style-name="P60">❏<text:tab/>linkUp/linkDown</text:p>
          <text:p text:style-name="P60">❏<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1501734522" text:continue-list="list1946266918" text:style-name="Outline">
        <text:list-item>
          <text:list>
            <text:list-item>
              <text:list>
                <text:list-item>
                  <text:list>
                    <text:list-item>
                      <text:h text:style-name="Heading_20_4" text:outline-level="4"/>
                    </text:list-item>
                    <text:list-item>
                      <text:h text:style-name="P65"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7"/>
      <text:p text:style-name="P37">❏<text:tab/>On each interface: </text:p>
      <text:p text:style-name="Code">port-security xx learn-mode static action send-alarm mac-address 0200000000xx</text:p>
      <text:p text:style-name="Standard">where xx stands for the interface index</text:p>
      <text:p text:style-name="Standard"/>
      <text:list xml:id="list1616780369"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309564951" text:continue-numbering="true" text:style-name="Outline">
        <text:list-item>
          <text:list>
            <text:list-item>
              <text:list>
                <text:list-item>
                  <text:list>
                    <text:list-item>
                      <text:h text:style-name="Heading_20_4" text:outline-level="4"/>
                    </text:list-item>
                    <text:list-item>
                      <text:h text:style-name="P65"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845227082"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467214575" text:continue-list="list584060779" text:style-name="L1">
        <text:list-header>
          <text:p text:style-name="P60">❏<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1260615830" text:continue-numbering="true" text:style-name="L1">
        <text:list-header>
          <text:p text:style-name="P60">❏<text:tab/>linkUp/linkDown</text:p>
        </text:list-header>
      </text:list>
      <text:p text:style-name="Text_20_body">Don't forget to update the startup config !</text:p>
      <text:p text:style-name="Heading_20_3"/>
      <text:list xml:id="list1436565814" text:continue-list="list845227082"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1542964983" text:continue-list="list1260615830" text:style-name="L1">
        <text:list-header>
          <text:p text:style-name="P60">❏<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939920415" text:continue-list="list1436565814"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1692679879"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4">SMC</text:p>
      <text:p text:style-name="Text_20_body">PacketFence supports these switches without VoIP using two different trap types:</text:p>
      <text:list xml:id="list1362972765" text:style-name="L3">
        <text:list-header>
          <text:p text:style-name="P61">❏<text:tab/>linkUp/linkDown on 6128L2, 6224M, 8824M and 8848M</text:p>
          <text:p text:style-name="P61">❏<text:tab/>Port Security (with static MACs) on 6128L2,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347343203" text:continue-list="list1692679879" text:style-name="Outline">
        <text:list-item>
          <text:list>
            <text:list-item>
              <text:list>
                <text:list-item>
                  <text:list>
                    <text:list-item>
                      <text:h text:style-name="Heading_20_4" text:outline-level="4">TigerStack 6128L2, 8824M and 8848M </text:h>
                    </text:list-item>
                  </text:list>
                </text:list-item>
              </text:list>
            </text:list-item>
          </text:list>
        </text:list-item>
      </text:list>
      <text:p text:style-name="Text_20_body">PacketFence supports these switches without VoIP using two different trap types:</text:p>
      <text:list xml:id="list129148934" text:continue-list="list1362972765" text:style-name="L3">
        <text:list-header>
          <text:p text:style-name="P61">❏<text:tab/>linkUp/linkDown</text:p>
          <text:p text:style-name="P61">❏<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list xml:id="list840138927" text:continue-list="list347343203" text:style-name="Outline">
        <text:list-item>
          <text:list>
            <text:list-item>
              <text:list>
                <text:list-item>
                  <text:list>
                    <text:list-item>
                      <text:h text:style-name="Heading_20_4" text:outline-level="4">TigerStack 6224M</text:h>
                    </text:list-item>
                  </text:list>
                </text:list-item>
              </text:list>
            </text:list-item>
          </text:list>
        </text:list-item>
      </text:list>
      <text:list xml:id="list1849939370" text:continue-list="list129148934" text:style-name="L3">
        <text:list-header>
          <text:p text:style-name="P61">❏<text:tab/>linkUp/linkDown</text:p>
        </text:list-header>
      </text:list>
      <text:p text:style-name="Text_20_body"/>
      <text:p text:style-name="List">❏<text:tab/>Global config settings</text:p>
      <text:p text:style-name="Code">SNMP-server host 192.168.1.5 public version 1</text:p>
      <text:p text:style-name="P2"/>
      <text:p text:style-name="Standard"/>
      <text:list xml:id="list2002722630" text:continue-list="list840138927" text:style-name="Outline">
        <text:list-item>
          <text:list>
            <text:list-item>
              <text:h text:style-name="P66"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5"><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41">Then you need to update the DNS templates files as followed. In our example, <text:s/><text:span text:style-name="T9">conf/templates/named-isol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2">[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2"/>
      <text:p text:style-name="P32"><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2"/>
      <text:p text:style-name="P32">[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2"/>
      <text:p text:style-name="P32">[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42"/>
      <text:p text:style-name="P21">Once you have entered a first section into <text:span text:style-name="T9">conf/networks.conf</text:span>, the PacketFence web admin GUI will present you with an interface to this configuration file.</text:p>
      <text:p text:style-name="P21"><draw:frame draw:style-name="fr5" draw:name="graphics6" text:anchor-type="as-char" svg:y="-0.155cm" svg:width="14.471cm" svg:height="4.616cm" draw:z-index="0"><draw:image xlink:href="Pictures/10000000000004270000013C071A2B08.png" xlink:type="simple" xlink:show="embed" xlink:actuate="onLoad"/></draw:frame></text:p>
      <text:list xml:id="list1440531638"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7410865" text:style-name="L4">
        <text:list-header>
          <text:p text:style-name="P62">❏<text:tab/>several SSIDs with several VLANs inside each SSID</text:p>
          <text:p text:style-name="P62">❏<text:tab/>authentication against a RADIUS server</text:p>
          <text:p text:style-name="P62">❏<text:tab/>dynamic VLAN assignment (through RADIUS attributes)</text:p>
          <text:p text:style-name="P62">❏<text:tab/>SNMP deauthentication traps</text:p>
          <text:p text:style-name="P62">❏<text:tab/>the deauthentication of an associated station</text:p>
        </text:list-header>
      </text:list>
      <text:list xml:id="list1624575894" text:continue-list="list1440531638"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oft-page-break/><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oft-page-break/><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44">FreeRADIUS 1.x Configuration</text:p>
      <text:p text:style-name="Text_20_body">Make sure to install the following packages:</text:p>
      <text:p text:style-name="P37">❏<text:tab/>freeradius</text:p>
      <text:p text:style-name="P37"/>
      <text:list xml:id="list332451159"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094152125"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and post_auth{} sections look like this:</text:p>
      <text:p text:style-name="Code">authorize {<text:line-break/><text:tab/>preprocess<text:line-break/><text:tab/>eap<text:line-break/><text:tab/>files<text:line-break/>}</text:p>
      <text:p text:style-name="Text_20_body"/>
      <text:p text:style-name="Text_20_body">Make sure that the post-auth{} section looks like this:</text:p>
      <text:p text:style-name="Code">post-auth {<text:line-break/><text:tab/>perl<text:line-break/>}</text:p>
      <text:list xml:id="list1852267920"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P65"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336473187"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Standard"/>
      <text:list xml:id="list2120383664"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137091189" text:continue-numbering="true" text:style-name="Outline">
        <text:list-item>
          <text:list>
            <text:list-item>
              <text:list>
                <text:list-item>
                  <text:list>
                    <text:list-item>
                      <text:h text:style-name="Heading_20_4" text:outline-level="4"><text:soft-page-break/>Debug</text:h>
                    </text:list-item>
                  </text:list>
                </text:list-item>
              </text:list>
            </text:list-item>
          </text:list>
        </text:list-item>
      </text:list>
      <text:p text:style-name="Text_20_body">In order to start FreeRadius in debug mode, start it using the following command:</text:p>
      <text:p text:style-name="Code"># radiusd -X</text:p>
      <text:p text:style-name="P2"/>
      <text:p text:style-name="P52">FreeRADIUS 2.x Configuration</text:p>
      <text:p text:style-name="Text_20_body">Make sure to install the following packages:</text:p>
      <text:p text:style-name="P37">❏<text:tab/>freeradius2</text:p>
      <text:p text:style-name="P37">❏<text:tab/>freeradius2-perl</text:p>
      <text:p text:style-name="P37">❏<text:tab/>freeradius2-utils</text:p>
      <text:p text:style-name="Text_20_body"/>
      <text:list xml:id="list1974611176"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1417726600"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592391394" text:continue-numbering="true" text:style-name="Outline">
        <text:list-item>
          <text:list>
            <text:list-item>
              <text:list>
                <text:list-item>
                  <text:list>
                    <text:list-item>
                      <text:h text:style-name="Heading_20_4" text:outline-level="4"/>
                    </text:list-item>
                    <text:list-item>
                      <text:h text:style-name="P65" text:outline-level="4">/etc/raddb/sites-enabled/default</text:h>
                    </text:list-item>
                  </text:list>
                </text:list-item>
              </text:list>
            </text:list-item>
          </text:list>
        </text:list-item>
      </text:list>
      <text:p text:style-name="Text_20_body">Make sure the authorize{} section looks like this:</text:p>
      <text:p text:style-name="Code">authorize {<text:line-break/><text:tab/>preprocess<text:line-break/> <text:s text:c="4"/>eap<text:line-break/><text:tab/>files<text:line-break/> <text:s text:c="4"/>expiration<text:line-break/> <text:s text:c="4"/>logintime<text:line-break/>}</text:p>
      <text:p text:style-name="Text_20_body"/>
      <text:p text:style-name="Text_20_body">Make sure the post-auth{} section looks like this:</text:p>
      <text:p text:style-name="Code">post-auth {<text:line-break/><text:tab/>perl<text:line-break/>}</text:p>
      <text:p text:style-name="Text_20_body"/>
      <text:list xml:id="list1927943772"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910198727"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list xml:id="list376475767" text:continue-numbering="true" text:style-name="Outline">
        <text:list-item>
          <text:list>
            <text:list-item>
              <text:list>
                <text:list-item>
                  <text:list>
                    <text:list-item>
                      <text:h text:style-name="Heading_20_4" text:outline-level="4"><text:soft-page-break/>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33880566"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p text:style-name="Standard"/>
      <text:list xml:id="list907783012" text:continue-numbering="true" text:style-name="Outline">
        <text:list-item>
          <text:list>
            <text:list-item>
              <text:h text:style-name="P66"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oft-page-break/><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text:soft-page-break/>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51">FreeRADIUS 1.x Configuration</text:p>
      <text:p text:style-name="Text_20_body">Make sure to install the following packages:</text:p>
      <text:p text:style-name="P37">❏<text:tab/>freeradius</text:p>
      <text:p text:style-name="P37"/>
      <text:list xml:id="list577743055"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546445957"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
      <text:p text:style-name="P41">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669613386"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oft-page-break/><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570356881"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961071065"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689369027" text:continue-numbering="true" text:style-name="Outline">
        <text:list-item>
          <text:list>
            <text:list-item>
              <text:list>
                <text:list-item>
                  <text:list>
                    <text:list-item>
                      <text:h text:style-name="Heading_20_4" text:outline-level="4"/>
                    </text:list-item>
                    <text:list-item>
                      <text:h text:style-name="P65"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890933530"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p text:style-name="P52">FreeRADIUS 2.x Configuration</text:p>
      <text:p text:style-name="Text_20_body">Make sure to install the following packages:</text:p>
      <text:p text:style-name="P37">❏<text:tab/>freeradius2</text:p>
      <text:p text:style-name="P37">❏<text:tab/>freeradius2-perl</text:p>
      <text:p text:style-name="P37">❏<text:tab/>freeradius2-utils</text:p>
      <text:p text:style-name="Text_20_body"/>
      <text:list xml:id="list1649319063"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1726548671" text:continue-numbering="true" text:style-name="Outline">
        <text:list-item>
          <text:list>
            <text:list-item>
              <text:list>
                <text:list-item>
                  <text:list>
                    <text:list-item>
                      <text:h text:style-name="Heading_20_4" text:outline-level="4"/>
                    </text:list-item>
                    <text:list-item>
                      <text:h text:style-name="P65"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496963892"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oft-page-break/><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100718320" text:continue-numbering="true" text:style-name="Outline">
        <text:list-item>
          <text:list>
            <text:list-item>
              <text:list>
                <text:list-item>
                  <text:list>
                    <text:list-item>
                      <text:h text:style-name="Heading_20_4" text:outline-level="4">/etc/raddb/modules/mschap</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1895662710" text:continue-numbering="true" text:style-name="Outline">
        <text:list-item>
          <text:list>
            <text:list-item>
              <text:list>
                <text:list-item>
                  <text:list>
                    <text:list-item>
                      <text:h text:style-name="Heading_20_4" text:outline-level="4"/>
                    </text:list-item>
                    <text:list-item>
                      <text:h text:style-name="P65"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tab/><text:line-break/><text:tab/>files<text:line-break/> <text:s text:c="4"/>expiration<text:line-break/> <text:s text:c="4"/>logintime<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675752384"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462259789" text:continue-numbering="true" text:style-name="Outline">
        <text:list-item>
          <text:list>
            <text:list-item>
              <text:list>
                <text:list-item>
                  <text:list>
                    <text:list-item>
                      <text:h text:style-name="Heading_20_4" text:outline-level="4"/>
                    </text:list-item>
                    <text:list-item>
                      <text:h text:style-name="P65"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737389761"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67053527"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99990319"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7">❏<text:tab/>floating network devices have to be identified using their MAC address.</text:p>
      <text:p text:style-name="P37">❏<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7">❏<text:tab/>it disables port-security</text:p>
      <text:p text:style-name="P37">❏<text:tab/>it sets the PVID</text:p>
      <text:p text:style-name="P37">❏<text:tab/>it eventually sets the port as multi-vlan (trunk) and sets the tagged Vlans </text:p>
      <text:p text:style-name="P37">❏<text:tab/>it enables linkdown traps</text:p>
      <text:p text:style-name="Text_20_body"/>
      <text:p text:style-name="Text_20_body">When PF receives a linkdown trap on a port in which a floating network device was plugged, it changes the port configuration so that: </text:p>
      <text:p text:style-name="P37">❏<text:tab/>it enables port-security</text:p>
      <text:p text:style-name="P37">❏<text:tab/>it disables linkdown traps</text:p>
      <text:p text:style-name="Text_20_body"/>
      <text:p text:style-name="Text_20_body"><text:soft-page-break/></text:p>
      <text:list xml:id="list397568138"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7">❏<text:tab/>by editing conf/floating_network_device.conf</text:p>
      <text:p text:style-name="P37">❏<text:tab/>through the Web GUI, in the Configuration -&gt; Floating Network Device tab.</text:p>
      <text:p text:style-name="P37"><draw:frame draw:style-name="fr6" draw:name="graphics5" text:anchor-type="paragraph" svg:x="2.321cm" svg:y="0.399cm" svg:width="15.249cm" svg:height="5.071cm" draw:z-index="6"><draw:image xlink:href="Pictures/100000000000039E00000134AFA9A4C7.png" xlink:type="simple" xlink:show="embed" xlink:actuate="onLoad"/></draw:frame></text:p>
      <text:p text:style-name="P37"><draw:frame draw:style-name="fr6" draw:name="graphics9" text:anchor-type="paragraph" svg:x="2.321cm" svg:y="-0.12cm" svg:width="8.407cm" svg:height="4.745cm" draw:z-index="7"><draw:image xlink:href="Pictures/10000000000001F60000013FAF3187F1.png" xlink:type="simple" xlink:show="embed" xlink:actuate="onLoad"/></draw:frame></text:p>
      <text:p text:style-name="Text_20_body">Here are the settings that are available:</text:p>
      <text:p text:style-name="P37">❏<text:tab/>MAC address</text:p>
      <text:p text:style-name="P37">❏<text:tab/>IP address (in case of a static IP)</text:p>
      <text:p text:style-name="P37">❏<text:tab/>trunkPort: yes/no. Should the port be configured as a muti-vlan port ?</text:p>
      <text:p text:style-name="P37">❏<text:tab/>pvid: Vlan in which PacketFence should put the port</text:p>
      <text:p text:style-name="P37">❏<text:tab/>taggedVlan: comma separated list of Vlans. If the port is a multi-vlan, these are the Vlans that have to be tagged on the port.</text:p>
      <text:list xml:id="list298558208"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43"><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1461395190" text:style-name="L5">
        <text:list-item>
          <text:p text:style-name="P82"><text:span text:style-name="T9">log</text:span>: log a message to the file specified in <text:span text:style-name="T9">[alerting].log</text:span></text:p>
        </text:list-item>
        <text:list-item>
          <text:p text:style-name="P82"><text:span text:style-name="T9">email</text:span>: email the address specified in <text:span text:style-name="T9">[alerting].emailaddr</text:span>, using <text:span text:style-name="T9">[alerting].smtpserver</text:span>. Multiple emailaddr can be sperated by comma.</text:p>
        </text:list-item>
        <text:list-item>
          <text:p text:style-name="P82"><text:span text:style-name="T9">trap</text:span>: isolate the host and place them in violation. It opens a violation and leaves it open. If trap is not there, a violation is opened and then automatically closed</text:p>
        </text:list-item>
        <text:list-item>
          <text:p text:style-name="P82"><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82"><text:span text:style-name="T9">external: e</text:span>xecute an external command, specified in <text:span text:style-name="T9">[paths].externalapi</text:span></text:p>
          <text:list>
            <text:list-header>
              <text:p text:style-name="P58"><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80"><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82"><text:span text:style-name="T9">registrationVlan</text:span><text:span text:style-name="T5">: Registration VLAN as specified in </text:span><text:span text:style-name="T9">switches.conf</text:span><text:span text:style-name="T5">.</text:span></text:p>
        </text:list-item>
        <text:list-item>
          <text:p text:style-name="P82"><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538491123" text:continue-list="list218928551" text:style-name="L2">
        <text:list-item>
          <text:list>
            <text:list-header>
              <text:p text:style-name="P59"><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31">vlan=isolationVlan</text:p>
      <text:p text:style-name="P31"><text:soft-page-break/>whitelisted_categories=</text:p>
      <text:p text:style-name="P12"/>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16704462" text:continue-list="list298558208"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2139295429"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4">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4">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4">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4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4">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p text:style-name="P51">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9">/usr/local/pf/conf/templates/httpd.conf </text:span>and uncomment the following lines in each virtual host section:</text:p>
      <text:p text:style-name="P24"><text:s text:c="2"/>RewriteCond %{HTTP_USER_AGENT} !^Mozilla</text:p>
      <text:p text:style-name="P24"><text:s text:c="2"/>RewriteCond %{HTTP_USER_AGENT} !^Opera</text:p>
      <text:p text:style-name="P24"><text:s text:c="2"/>RewriteCond %{HTTP_USER_AGENT} !^BlackBerry</text:p>
      <text:p text:style-name="P24"><text:s text:c="2"/>RewriteRule ^.*$ - [L,forbidden]</text:p>
      <text:p text:style-name="P24"/>
      <text:p text:style-name="Text_20_body">This will allow the following browsers to reach the captive portal:</text:p>
      <text:p text:style-name="P26">❏<text:tab/>BlackBerry</text:p>
      <text:p text:style-name="Text_20_body"><text:span text:style-name="T8">❏<text:tab/></text:span>Firefox</text:p>
      <text:p text:style-name="P26">❏<text:tab/>Google Chrome</text:p>
      <text:p text:style-name="P26">❏<text:tab/>Internet Explorer</text:p>
      <text:p text:style-name="P26">❏<text:tab/>Opera</text:p>
      <text:p text:style-name="P26">❏<text:tab/>Safari</text:p>
      <text:list xml:id="list1159545788"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660699650" text:style-name="L6">
        <text:list-item>
          <text:list>
            <text:list-item>
              <text:p text:style-name="P72">Linux-HA (<text:a xlink:type="simple" xlink:href="http://www.linux-ha.org/">www.linux-ha.org</text:a>): a daemon that provides cluster infrastructure to its clients. Heartbeat would be responsible for starting the PacketFence services, eventually </text:p>
            </text:list-item>
            <text:list-item>
              <text:p text:style-name="P72">DRBD (<text:a xlink:type="simple" xlink:href="http://www.drbd.org/">www.drbd.org</text:a>): A network based raid-1.</text:p>
            </text:list-item>
          </text:list>
        </text:list-item>
      </text:list>
      <text:p text:style-name="P49"/>
      <text:p text:style-name="P49">Since PacketFence stores most of its information in a MySQL database, the two PacketFence redundant servers need to share this database in a way or another.</text:p>
      <text:p text:style-name="P49"/>
      <text:p text:style-name="P49">There are different options to share the database between the two PacketFence servers:</text:p>
      <text:list xml:id="list1411934697" text:continue-numbering="true" text:style-name="L6">
        <text:list-item>
          <text:list>
            <text:list-item>
              <text:p text:style-name="P72">A local MySQL database server on each PacketFence box configured to store its databases on a remote partition (a LUN on a SAN for example) </text:p>
              <text:list>
                <text:list-item>
                  <text:list>
                    <text:list-item>
                      <text:list>
                        <text:list-item>
                          <text:list>
                            <text:list-item>
                              <text:p text:style-name="P68">You have to make sure that only one database server is running at each time (don't double-mount the partition)</text:p>
                            </text:list-item>
                          </text:list>
                        </text:list-item>
                      </text:list>
                    </text:list-item>
                  </text:list>
                </text:list-item>
              </text:list>
            </text:list-item>
            <text:list-item>
              <text:p text:style-name="P72">A local MySQL database server on each PacketFence box and replication of the database partition using DRBD</text:p>
            </text:list-item>
            <text:list-item>
              <text:p text:style-name="P72">A remote MySQL database server with its own high availability setup</text:p>
              <text:p text:style-name="P74"/>
              <text:p text:style-name="P75">In this document, we describe the second option that involves DRBD.</text:p>
              <text:p text:style-name="P75"/>
              <text:p text:style-name="P75">We assume that:</text:p>
            </text:list-item>
            <text:list-item>
              <text:p text:style-name="P75">you are using RedHat Enterprise 5 or CentOS 5.</text:p>
            </text:list-item>
            <text:list-item>
              <text:p text:style-name="P75">pf1 is the first PacketFence server</text:p>
            </text:list-item>
            <text:list-item>
              <text:p text:style-name="P75">pf2 is the second PacketFence server</text:p>
            </text:list-item>
            <text:list-item>
              <text:p text:style-name="P75">PacketFence is properly configured on each server</text:p>
            </text:list-item>
            <text:list-item>
              <text:p text:style-name="P75">the DRBD partition is 30G long</text:p>
            </text:list-item>
            <text:list-item>
              <text:p text:style-name="P75">we use HeartBeat v1</text:p>
            </text:list-item>
          </text:list>
        </text:list-item>
      </text:list>
      <text:p text:style-name="Standard"/>
      <text:list xml:id="list2032125435" text:continue-list="list1159545788" text:style-name="Outline">
        <text:list-item>
          <text:list>
            <text:list-item>
              <text:h text:style-name="P66"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1650774619" text:style-name="L7">
        <text:list-item>
          <text:p text:style-name="P69">reduce the size of LogVol00 of 30G</text:p>
        </text:list-item>
        <text:list-item>
          <text:p text:style-name="P69">create a new partition (ext3) called mysql: 30G. You'll be asked to specify where this new partition will mounted: enter /data (or anything else that is used by Linux).</text:p>
        </text:list-item>
        <text:list-item>
          <text:p text:style-name="P69">after the first server reboot, edit <text:span text:style-name="T10">/etc/fstab</text:span> and delete the line for /data.</text:p>
        </text:list-item>
      </text:list>
      <text:list xml:id="list1692236463" text:continue-list="list2032125435"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484785079"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7">global {</text:p>
      <text:p text:style-name="P47"><text:s text:c="4"/>usage-count yes;</text:p>
      <text:p text:style-name="P47">}</text:p>
      <text:p text:style-name="P47"/>
      <text:p text:style-name="P47">common {</text:p>
      <text:p text:style-name="P47"><text:s text:c="4"/>protocol C;</text:p>
      <text:p text:style-name="P47">}</text:p>
      <text:p text:style-name="P47"/>
      <text:p text:style-name="P47"><text:soft-page-break/>resource mysql {</text:p>
      <text:p text:style-name="P47"><text:s text:c="2"/>syncer {</text:p>
      <text:p text:style-name="P47"><text:s text:c="4"/>rate 100M;</text:p>
      <text:p text:style-name="P47"><text:s text:c="4"/>al-extents 257;</text:p>
      <text:p text:style-name="P47"><text:s text:c="2"/>}</text:p>
      <text:p text:style-name="P47"/>
      <text:p text:style-name="P47"><text:s text:c="2"/>startup {</text:p>
      <text:p text:style-name="P47"><text:s text:c="4"/>degr-wfc-timeout 120; <text:s text:c="3"/># 2 minutes.</text:p>
      <text:p text:style-name="P47"><text:s text:c="2"/>}</text:p>
      <text:p text:style-name="P47"/>
      <text:p text:style-name="P47"><text:s text:c="2"/>disk {</text:p>
      <text:p text:style-name="P47"><text:s text:c="4"/>on-io-error <text:s text:c="2"/>detach;</text:p>
      <text:p text:style-name="P47"><text:s text:c="2"/>}</text:p>
      <text:p text:style-name="P47"><text:s text:c="2"/>device <text:s text:c="7"/>/dev/drbd0;</text:p>
      <text:p text:style-name="P47"><text:s text:c="2"/>disk <text:s text:c="9"/>/dev/VolGroup00/mysql;</text:p>
      <text:p text:style-name="P47"><text:s text:c="2"/>meta-disk <text:s text:c="4"/>internal;</text:p>
      <text:p text:style-name="P47"/>
      <text:p text:style-name="P47"><text:s text:c="2"/>on pf1_server_name {</text:p>
      <text:p text:style-name="P47"><text:s text:c="4"/>address <text:s text:c="4"/>x.x.x.x:7788;</text:p>
      <text:p text:style-name="P47"><text:s text:c="2"/>}</text:p>
      <text:p text:style-name="P47"/>
      <text:p text:style-name="P47"><text:s text:c="2"/>on pf2_server_name {</text:p>
      <text:p text:style-name="P47"><text:s text:c="4"/>address <text:s text:c="4"/>y.y.y.y:7788;</text:p>
      <text:p text:style-name="P47"><text:s text:c="2"/>}</text:p>
      <text:p text:style-name="P48">}</text:p>
      <text:p text:style-name="Standard">where:</text:p>
      <text:list xml:id="list989997999" text:style-name="L8">
        <text:list-item>
          <text:p text:style-name="P77"><text:span text:style-name="T16">mysql</text:span> is the name of the partition you created when installing the OS</text:p>
        </text:list-item>
      </text:list>
      <text:list xml:id="list2102767943" text:style-name="L9">
        <text:list-item>
          <text:p text:style-name="P78"><text:span text:style-name="T16">pf1_server_name</text:span> and <text:span text:style-name="T16">pf2_server_name</text:span> by the real server names.</text:p>
        </text:list-item>
        <text:list-item>
          <text:p text:style-name="P78"><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7">md_offset 31474053120</text:p>
      <text:p text:style-name="P47">al_offset 31474020352</text:p>
      <text:p text:style-name="P47"><text:soft-page-break/>bm_offset 31473057792</text:p>
      <text:p text:style-name="P47"/>
      <text:p text:style-name="P47">Found ext3 filesystem which uses 30736384 kB</text:p>
      <text:p text:style-name="P47">current configuration leaves usable 30735408 kB</text:p>
      <text:p text:style-name="P47"/>
      <text:p text:style-name="P47">Device size would be truncated, which</text:p>
      <text:p text:style-name="P47">would corrupt data and result in</text:p>
      <text:p text:style-name="P47">'access beyond end of device' errors.</text:p>
      <text:p text:style-name="P47">You need to either</text:p>
      <text:p text:style-name="P47"><text:s text:c="3"/>* use external meta data (recommended)</text:p>
      <text:p text:style-name="P47"><text:s text:c="3"/>* shrink that filesystem first</text:p>
      <text:p text:style-name="P47"><text:s text:c="3"/>* zero out the device (destroy the filesystem)</text:p>
      <text:p text:style-name="P47">Operation refused.</text:p>
      <text:p text:style-name="P47"/>
      <text:p text:style-name="P47">Command 'drbdmeta 0 v08 /dev/VolGroup00/mysql internal create-md' terminated with exit code 40</text:p>
      <text:p text:style-name="P48">drbdadm create-md mysql: exited with code 40</text:p>
      <text:p text:style-name="Standard"><text:s/></text:p>
      <text:p text:style-name="Standard">If so, it means that you need to manually resize the partition like this:</text:p>
      <text:p text:style-name="P47">root@pf1 ~]# resize2fs -p -f /dev/VolGroup00/mysql 30735408K</text:p>
      <text:p text:style-name="P47">resize2fs 1.39 (29-May-2006)</text:p>
      <text:p text:style-name="P47">Resizing the filesystem on /dev/VolGroup00/mysql to 7683852 (4k) blocks.</text:p>
      <text:p text:style-name="P48">The filesystem on /dev/VolGroup00/mysql is now 7683852 blocks long.</text:p>
      <text:p text:style-name="Standard"/>
      <text:p text:style-name="Standard">Then initialize the partition:</text:p>
      <text:p text:style-name="P47">[root@pf1 ~]# drbdadm create-md mysql</text:p>
      <text:p text:style-name="P47">md_offset 31474053120</text:p>
      <text:p text:style-name="P47">al_offset 31474020352</text:p>
      <text:p text:style-name="P47">bm_offset 31473057792</text:p>
      <text:p text:style-name="P47"/>
      <text:p text:style-name="P47">Found ext3 filesystem which uses 30735408 kB</text:p>
      <text:p text:style-name="P47">current configuration leaves usable 30735408 kB</text:p>
      <text:p text:style-name="P47"/>
      <text:p text:style-name="P47">Even though it looks like this would place the new meta data into</text:p>
      <text:p text:style-name="P47">unused space, you still need to confirm, as this is only a guess.</text:p>
      <text:p text:style-name="P47"/>
      <text:p text:style-name="P47">Do you want to proceed?</text:p>
      <text:p text:style-name="P47">[need to type 'yes' to confirm] yes</text:p>
      <text:p text:style-name="P47"/>
      <text:p text:style-name="P47">Writing meta data...</text:p>
      <text:p text:style-name="P47">initializing activity log</text:p>
      <text:p text:style-name="P47">NOT initialized bitmap</text:p>
      <text:p text:style-name="P48"><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7">...</text:p>
      <text:p text:style-name="P47"/>
      <text:p text:style-name="P47"><text:s/>0: cs:Connected ro:Secondary/Secondary ds:Inconsistent/Inconsistent C r----</text:p>
      <text:p text:style-name="P48"><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7">...</text:p>
      <text:p text:style-name="P47"><text:s/>0: cs:Connected ro:Secondary/Secondary ds:UpToDate/UpToDate C r---</text:p>
      <text:p text:style-name="P47"><text:s text:c="4"/>ns:0 nr:0 dw:0 dr:0 al:0 bm:0 lo:0 pe:0 ua:0 ap:0 ep:1 wo:b oos:0</text:p>
      <text:p text:style-name="Standard"/>
      <text:list xml:id="list215333272" text:continue-list="list1484785079"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7">...</text:p>
      <text:p text:style-name="P47"><text:s/>0: cs:Connected ro:Primary/Secondary ds:UpToDate/UpToDate C r----</text:p>
      <text:p text:style-name="P48"><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936329615"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7">bcast eth0</text:p>
      <text:p text:style-name="P47">bcast eth1</text:p>
      <text:p text:style-name="P47">keepalive 2</text:p>
      <text:p text:style-name="P47">warntime 30</text:p>
      <text:p text:style-name="P47">deadtime 60</text:p>
      <text:p text:style-name="P47">auto_failback off</text:p>
      <text:p text:style-name="P47">initdead 120</text:p>
      <text:p text:style-name="P47">node pf1.example.org</text:p>
      <text:p text:style-name="P47">node pf2.example.org</text:p>
      <text:p text:style-name="P48">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17141326" text:continue-list="list2102767943" text:style-name="L9">
        <text:list-item>
          <text:p text:style-name="P78"><text:span text:style-name="T16">x.x.x.x</text:span> is PF admin virtual address</text:p>
        </text:list-item>
        <text:list-item>
          <text:p text:style-name="P78"><text:span text:style-name="T16">eth0.y</text:span> is the name of the NIC configuration file (<text:span text:style-name="T10">/etc/sysconfig/network-scripts/ifcfg_eth0.y</text:span>) dedicated to IP address in vlan y (registration for example).</text:p>
        </text:list-item>
        <text:list-item>
          <text:p text:style-name="P78"><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7"><text:soft-page-break/>case "$2" in</text:p>
      <text:p text:style-name="P47"><text:s text:c="8"/>start)</text:p>
      <text:p text:style-name="P47"><text:s text:c="16"/>echo -n "Mounting $1"</text:p>
      <text:p text:style-name="P47"><text:s text:c="16"/>/sbin/ifup $1</text:p>
      <text:p text:style-name="P47"><text:s text:c="16"/>echo "."</text:p>
      <text:p text:style-name="P47"><text:s text:c="16"/>;;</text:p>
      <text:p text:style-name="P47"><text:s text:c="8"/>stop)</text:p>
      <text:p text:style-name="P47"><text:s text:c="16"/>echo -n "Unmounting $1"</text:p>
      <text:p text:style-name="P47"><text:s text:c="16"/>/sbin/ifdown $1</text:p>
      <text:p text:style-name="P47"><text:s text:c="16"/>echo "."</text:p>
      <text:p text:style-name="P47"><text:s text:c="16"/>;;</text:p>
      <text:p text:style-name="P47"><text:s text:c="8"/>*)</text:p>
      <text:p text:style-name="P47"><text:s text:c="16"/>echo "Usage: $0 {start|stop}"</text:p>
      <text:p text:style-name="P47"><text:s text:c="16"/>exit 1</text:p>
      <text:p text:style-name="P47"><text:s text:c="16"/>;;</text:p>
      <text:p text:style-name="P48">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7">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7">debugfile /var/log/ha-debug</text:p>
      <text:p text:style-name="P47">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891734089" text:continue-list="list1936329615"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426433716"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992135028" text:style-name="L10">
        <text:list-item>
          <text:list>
            <text:list-header>
              <text:p text:style-name="P63">❏<text:tab/>Identifier</text:p>
              <text:p text:style-name="P63">❏<text:tab/>Notes</text:p>
            </text:list-header>
          </text:list>
        </text:list-item>
      </text:list>
      <text:p text:style-name="Text_20_body">Click on the Add button to save it</text:p>
      <text:p text:style-name="P44">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904002010" text:continue-list="list1426433716"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58087278" text:style-name="L11">
        <text:list-header>
          <text:p text:style-name="P64">❏<text:tab/>ip: switch IP address </text:p>
          <text:p text:style-name="P64">❏<text:tab/>mode </text:p>
          <text:list>
            <text:list-item>
              <text:p text:style-name="P73">testing: pfsetvlan writes in the log files what it would normally do, but it doesn't react on the traps, it does not change any VLAN.</text:p>
            </text:list-item>
            <text:list-item>
              <text:p text:style-name="P73">registration: pfsetvlan automatically register all MAC addresses seen on the switch ports. As in testing mode, no VLAN changes are done.</text:p>
            </text:list-item>
            <text:list-item>
              <text:p text:style-name="P73">production: this is the regular working mode; pfsetvlan sends the SNMP writes to change the VLAN on the switch ports.</text:p>
              <text:p text:style-name="P70"><text:span text:style-name="T10">CAUTION</text:span>: <text:span text:style-name="T14">If [trapping.testing] (see pf.conf) is enabled, PacketFence will consider that all the switches are in test whatever the working mode is !</text:span></text:p>
            </text:list-item>
          </text:list>
          <text:p text:style-name="P64">❏<text:tab/>uplink: list of ports that are NOT managed by PacketFence. All uplink ports must be defined here! </text:p>
          <text:list text:continue-numbering="true">
            <text:list-item>
              <text:p text:style-name="P73">Dynamic (default): PF queries the switch using CDP (Cisco only !!) to get the uplinks</text:p>
            </text:list-item>
            <text:list-item>
              <text:p text:style-name="P73">1,2,10001,10002,... : uplink list <text:s/>if a hub is plugged in a port, this port must be declared as uplink !!! </text:p>
            </text:list-item>
          </text:list>
          <text:p text:style-name="P6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73">Cisco::Catalyst_2960</text:p>
            </text:list-item>
            <text:list-item>
              <text:p text:style-name="P73">Extreme::Summit_X250e</text:p>
            </text:list-item>
          </text:list>
        </text:list-header>
      </text:list>
      <text:p text:style-name="Heading_20_3"><text:soft-page-break/>I want to manage only some ports on a switch but not all the ports. How can I do that ?</text:p>
      <text:p text:style-name="P30">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9"/>
      <text:list xml:id="list1454951851" text:continue-list="list904002010"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1319443674" text:continue-list="list158087278" text:style-name="L11">
        <text:list-header>
          <text:p text:style-name="P64">❏<text:tab/><text:span text:style-name="T9">admin_error_log</text:span></text:p>
          <text:p text:style-name="P64">❏<text:tab/><text:span text:style-name="T9">error_log</text:span></text:p>
          <text:p text:style-name="P64">❏<text:tab/><text:span text:style-name="T9">packetfence.log</text:span></text:p>
          <text:p text:style-name="P64"/>
        </text:list-header>
      </text:list>
      <text:p text:style-name="Heading_20_3">When I plug a computer in a switch, it does not get a network access</text:p>
      <text:list xml:id="list166178655" text:continue-numbering="true" text:style-name="L11">
        <text:list-header>
          <text:p text:style-name="P64">❏<text:tab/>Make sure PF gets traps from that switch</text:p>
          <text:p text:style-name="P64">❏<text:tab/>Make sure PF reacts when it receives traps from that switch: look into <text:span text:style-name="T9">/usr/local/pf/logs/packetfence.log</text:span></text:p>
          <text:p text:style-name="P64"/>
        </text:list-header>
      </text:list>
      <text:p text:style-name="Heading_20_3">How to make sure PacketFence gets traps from a switch ?</text:p>
      <text:p text:style-name="P37">❏<text:tab/>Make sure network connectivity is fine between the switch and PF</text:p>
      <text:p text:style-name="P37">❏<text:tab/>Make sure port 162 (UDP) is open on the PF server</text:p>
      <text:p text:style-name="P37">❏<text:tab/>Make sure you define PF as a trap receiver in the switch</text:p>
      <text:p text:style-name="P37">❏<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428402144" text:continue-list="list1454951851"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p text:style-name="Text_20_body"/>
      <text:p text:style-name="Text_20_body"/>
      <text:list xml:id="list982138123" text:continue-numbering="true"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Text_20_body"/>
      <text:p text:style-name="Text_20_body">Please visit <text:a xlink:type="simple" xlink:href="http://www.snort.org/dl/">http://www.snort.org/dl/</text:a> to download and install Snort. <text:s/>We recommend that you use the package provided for your operating system rather than the source files.</text:p>
      <text:p text:style-name="Text_20_body"/>
      <text:p text:style-name="Heading_20_3">Configuration</text:p>
      <text:p text:style-name="Text_20_body">PacketFence provides a basic snort.conf template that you may need to edit depending of the Snort version. <text:s/>The file is located in /usr/local/pf/conf/templates. <text:s/>It is rarely necessary to change anything in that file to make Snort work and trap alerts. <text:s/>DO NOT edit the snort.conf located in /usr/local/pf/conf, all the modification will be destroyed on each PacketFence restart.</text:p>
      <text:p text:style-name="Text_20_body"/>
      <text:p text:style-name="Heading_20_3"><text:soft-page-break/></text:p>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text:p>
      <text:p text:style-name="Text_20_body">In the example below, we define a violation for Darknet Access using the Snort alert SID 1100009. <text:s/>This is accomplished by using the Detect:: keyword.</text:p>
      <text:p text:style-name="Text_20_body"/>
      <text:p text:style-name="Code">[1100009]</text:p>
      <text:p text:style-name="Code">desc=Darknet Access</text:p>
      <text:p text:style-name="Code">url=/content/index.php?template=darknet</text:p>
      <text:p text:style-name="P36">trigger=Detect::1100009</text:p>
      <text:p text:style-name="Code">actions=email,log</text:p>
      <text:p text:style-name="Code">disable=N</text:p>
      <text:p text:style-name="Text_20_body"/>
      <text:p text:style-name="Text_20_body">For more informations about violations, please refer to <text:a xlink:type="simple" xlink:href="#7.Blocking malicious activities with violations|outline">Chapter 7</text:a> of this guide.</text:p>
      <text:p text:style-name="Text_20_body"/>
      <text:p text:style-name="Text_20_body"/>
      <text:list xml:id="list428611078"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2">Oinkmaster is a perl script that enables the possibility to update the different snort rules very easily. <text:s/>It is simple to use, and install. <text:s/>This section will show you how to implement Oinkmaster to work with PacketFence and Snort.</text:p>
      <text:p text:style-name="P22"><text:span text:style-name="Code_20__28_inline_29_"><text:span text:style-name="T19"/></text:span></text:p>
      <text:p text:style-name="P22"><text:span text:style-name="Code_20__28_inline_29_"><text:span text:style-name="T5">Please visit </text:span></text:span><text:a xlink:type="simple" xlink:href="http://oinkmaster.sourceforge.net/download.shtml"><text:span text:style-name="Code_20__28_inline_29_"><text:span text:style-name="T5">http://oinkmaster.sourceforge.net/download.shtml</text:span></text:span></text:a><text:span text:style-name="Code_20__28_inline_29_"><text:span text:style-name="T5"> to download oinkmaster. A sample oinkmaster configuration file is provided at </text:span></text:span><text:span text:style-name="Code_20__28_inline_29_">/usr/local/pf/addons/snort/oinkmaster.conf</text:span></text:p>
      <text:p text:style-name="P22"><text:span text:style-name="Code_20__28_inline_29_"/></text:p>
      <text:p text:style-name="P56"><text:span text:style-name="Code_20__28_inline_29_"><text:span text:style-name="T19">Configuration</text:span></text:span></text:p>
      <text:p text:style-name="P22"><text:span text:style-name="Code_20__28_inline_29_"><text:span text:style-name="T5">Here are the steps to make Oinkmaster work. <text:s/>We will assume that you already downloaded the newest oinkmaster archive :</text:span></text:span></text:p>
      <text:p text:style-name="P22"><text:span text:style-name="Code_20__28_inline_29_"><text:span text:style-name="T5"/></text:span></text:p>
      <text:list xml:id="list297822066" text:style-name="L12">
        <text:list-item>
          <text:p text:style-name="P71"><text:span text:style-name="Code_20__28_inline_29_"><text:span text:style-name="T5">Untar the freshly downloaded Oinkmaster</text:span></text:span></text:p>
        </text:list-item>
        <text:list-item>
          <text:p text:style-name="P71"><text:soft-page-break/><text:span text:style-name="Code_20__28_inline_29_"><text:span text:style-name="T5">Copy the required perl scripts into /usr/local/pf/oinkmaster. <text:s/>You need to copy over contrib and oinkmaster.pl</text:span></text:span></text:p>
        </text:list-item>
        <text:list-item>
          <text:p text:style-name="P71"><text:span text:style-name="Code_20__28_inline_29_"><text:span text:style-name="T5">Copy the oinkmaster.conf provided by PacketFence (see the section above) in /usr/local/pf/conf</text:span></text:span></text:p>
        </text:list-item>
        <text:list-item>
          <text:p text:style-name="P71"><text:span text:style-name="Code_20__28_inline_29_"><text:span text:style-name="T5">Modify the configuration to suit your own needs. <text:s/>Currently, the configuration file is set to fetch the bleeding rules.</text:span></text:span></text:p>
        </text:list-item>
      </text:list>
      <text:p text:style-name="P53"><text:span text:style-name="Code_20__28_inline_29_"><text:span text:style-name="T5"/></text:span></text:p>
      <text:p text:style-name="Heading_20_3"><text:span text:style-name="Code_20__28_inline_29_"><text:span text:style-name="T19">Rules update</text:span></text:span></text:p>
      <text:p text:style-name="Text_20_body"><text:span text:style-name="Code_20__28_inline_29_"><text:span text:style-name="T5">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5"/></text:span></text:p>
      <text:p text:style-name="Code"><text:span text:style-name="Code_20__28_inline_29_"><text:span text:style-name="T5">0 23 * * * (cd /usr/local/pf; perl oinkmaster/oinkmaster.pl -C conf/oinkmaster.conf -o conf/snort/)</text:span></text:span></text:p>
      <text:list xml:id="list198724567" text:continue-list="list428611078"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4"><draw:image xlink:href="Pictures/10000201000002A20000023AD0AA6319.png" xlink:type="simple" xlink:show="embed" xlink:actuate="onLoad"/></draw:frame>Note: This schema is outdated.</text:p>
      <text:p text:style-name="Text_20_body"/>
      <text:list xml:id="list1966698890"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4">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4">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5">[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5">[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578241312"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12201474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986223421"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0 Inverse inc.<text:tab/><text:chapter text:display="name" text:outline-level="1">Introduction</text:chapter><text:tab/><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0-15T14:06:40</dc:date>
    <meta:editing-cycles>813</meta:editing-cycles>
    <meta:editing-duration>PT334H04M01S</meta:editing-duration>
    <meta:printed-by>Olivier Bilodeau</meta:printed-by>
    <meta:print-date>2010-07-14T16:24:11</meta:print-date>
    <meta:document-statistic meta:table-count="1" meta:image-count="11" meta:object-count="0" meta:page-count="116" meta:paragraph-count="2004" meta:word-count="16332" meta:character-count="115620"/>
    <meta:user-defined meta:name="Info 1"/>
    <meta:user-defined meta:name="Info 2"/>
    <meta:user-defined meta:name="Info 3"/>
    <meta:user-defined meta:name="Info 4"/>
  </office:meta>
</office:document-meta>
</file>